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745cm" fo:margin-left="-0.951cm" fo:margin-top="0cm" fo:margin-bottom="0cm" table:align="left" style:writing-mode="lr-tb"/>
    </style:style>
    <style:style style:name="Tableau1.A" style:family="table-column">
      <style:table-column-properties style:column-width="6.251cm"/>
    </style:style>
    <style:style style:name="Tableau1.B" style:family="table-column">
      <style:table-column-properties style:column-width="10.49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.A9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ff0000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List_20_Paragraph" style:list-style-name="WWNum5">
      <style:paragraph-properties fo:margin-left="0.305cm" fo:margin-right="0cm" fo:margin-top="0cm" fo:margin-bottom="0cm" fo:line-height="100%" fo:text-indent="-0.305cm" style:auto-text-indent="false"/>
    </style:style>
    <style:style style:name="P6" style:family="paragraph" style:parent-style-name="List_20_Paragraph">
      <style:paragraph-properties fo:margin-left="0.305cm" fo:margin-right="0cm" fo:margin-top="0cm" fo:margin-bottom="0cm" fo:line-height="100%" fo:text-indent="0cm" style:auto-text-indent="false"/>
      <style:text-properties fo:color="#ff0000"/>
    </style:style>
    <style:style style:name="P7" style:family="paragraph" style:parent-style-name="List_20_Paragraph" style:list-style-name="WWNum5">
      <style:paragraph-properties fo:margin-left="0.448cm" fo:margin-right="0cm" fo:margin-top="0cm" fo:margin-bottom="0cm" fo:line-height="100%" fo:text-indent="-0.385cm" style:auto-text-indent="false"/>
    </style:style>
    <style:style style:name="P8" style:family="paragraph" style:parent-style-name="List_20_Paragraph">
      <style:paragraph-properties fo:margin-left="0.448cm" fo:margin-right="0cm" fo:margin-top="0cm" fo:margin-bottom="0cm" fo:line-height="100%" fo:text-indent="0cm" style:auto-text-indent="false"/>
      <style:text-properties fo:color="#ff0000"/>
    </style:style>
    <style:style style:name="P9" style:family="paragraph" style:parent-style-name="List_20_Paragraph">
      <style:paragraph-properties fo:margin-left="0.448cm" fo:margin-right="0cm" fo:margin-top="0cm" fo:margin-bottom="0cm" fo:line-height="100%" fo:text-indent="0cm" style:auto-text-indent="false"/>
    </style:style>
    <style:style style:name="P10" style:family="paragraph" style:parent-style-name="List_20_Paragraph">
      <style:paragraph-properties fo:margin-left="0.448cm" fo:margin-right="0cm" fo:margin-top="0cm" fo:margin-bottom="0cm" fo:line-height="100%" fo:text-align="center" style:justify-single-word="false" fo:text-indent="0cm" style:auto-text-indent="false"/>
    </style:style>
    <style:style style:name="P11" style:family="paragraph" style:parent-style-name="List_20_Paragraph" style:list-style-name="WWNum5">
      <style:paragraph-properties fo:margin-left="0.448cm" fo:margin-right="0cm" fo:margin-top="0cm" fo:margin-bottom="0cm" fo:line-height="100%" fo:text-indent="-0.448cm" style:auto-text-indent="false"/>
    </style:style>
    <style:style style:name="P12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1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14" style:family="paragraph" style:parent-style-name="List_20_Paragraph" style:list-style-name="WWNum9">
      <style:paragraph-properties fo:margin-left="0.556cm" fo:margin-right="0cm" fo:margin-top="0cm" fo:margin-bottom="0cm" fo:line-height="100%" fo:text-indent="-0.358cm" style:auto-text-indent="false"/>
    </style:style>
    <style:style style:name="P15" style:family="paragraph" style:parent-style-name="List_20_Paragraph">
      <style:paragraph-properties fo:margin-left="0.556cm" fo:margin-right="0cm" fo:margin-top="0cm" fo:margin-bottom="0cm" fo:line-height="100%" fo:text-indent="0cm" style:auto-text-indent="false"/>
      <style:text-properties fo:color="#ff0000"/>
    </style:style>
    <style:style style:name="P16" style:family="paragraph" style:parent-style-name="List_20_Paragraph">
      <style:paragraph-properties fo:margin-left="0.833cm" fo:margin-right="0cm" fo:margin-top="0cm" fo:margin-bottom="0cm" fo:line-height="100%" fo:text-indent="0cm" style:auto-text-indent="false"/>
      <style:text-properties fo:color="#ff0000"/>
    </style:style>
    <style:style style:name="P17" style:family="paragraph" style:parent-style-name="List_20_Paragraph" style:list-style-name="WWNum7">
      <style:paragraph-properties fo:margin-left="0.811cm" fo:margin-right="0cm" fo:margin-top="0cm" fo:margin-bottom="0cm" fo:line-height="100%" fo:text-indent="-0.134cm" style:auto-text-indent="false"/>
    </style:style>
    <style:style style:name="P18" style:family="paragraph" style:parent-style-name="List_20_Paragraph">
      <style:paragraph-properties fo:margin-left="0.811cm" fo:margin-right="0cm" fo:margin-top="0cm" fo:margin-bottom="0cm" fo:line-height="100%" fo:text-indent="0cm" style:auto-text-indent="false"/>
      <style:text-properties fo:color="#ff0000"/>
    </style:style>
    <style:style style:name="P19" style:family="paragraph" style:parent-style-name="List_20_Paragraph">
      <style:paragraph-properties fo:margin-left="0.811cm" fo:margin-right="0cm" fo:margin-top="0cm" fo:margin-bottom="0cm" fo:line-height="100%" fo:text-indent="0cm" style:auto-text-indent="false"/>
    </style:style>
    <style:style style:name="P20" style:family="paragraph" style:parent-style-name="List_20_Paragraph">
      <style:paragraph-properties fo:margin-top="0cm" fo:margin-bottom="0cm" fo:line-height="100%"/>
      <style:text-properties fo:color="#ff0000"/>
    </style:style>
    <style:style style:name="P21" style:family="paragraph" style:parent-style-name="List_20_Paragraph" style:list-style-name="WWNum7">
      <style:paragraph-properties fo:margin-top="0cm" fo:margin-bottom="0cm" fo:line-height="100%"/>
    </style:style>
    <style:style style:name="P22" style:family="paragraph" style:parent-style-name="List_20_Paragraph" style:list-style-name="WWNum9">
      <style:paragraph-properties fo:margin-top="0cm" fo:margin-bottom="0cm" fo:line-height="100%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b050"/>
    </style:style>
    <style:style style:name="T4" style:family="text">
      <style:text-properties fo:color="#00b050" fo:language="en" fo:country="GB"/>
    </style:style>
    <style:style style:name="T5" style:family="text">
      <style:text-properties style:font-name="Symbol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style:font-name="Wingdings"/>
    </style:style>
    <style:style style:name="T9" style:family="text">
      <style:text-properties fo:color="#ff0000" fo:language="en" fo:country="GB"/>
    </style:style>
    <style:style style:name="T10" style:family="text">
      <style:text-properties fo:color="#ff0000" style:text-position="super 58%"/>
    </style:style>
    <style:style style:name="T11" style:family="text">
      <style:text-properties style:font-name="Wingdings"/>
    </style:style>
    <style:style style:name="T12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ffichage et Saisie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text:span text:style-name="T2">Pseudo-code</text:span></text:p>
          </table:table-cell>
          <table:table-cell table:style-name="Tableau1.A1" office:value-type="string">
            <text:p text:style-name="P2"><text:span text:style-name="T2">Java</text:span>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2">AFFICHAGE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3">AFFICHER</text:span>  <text:span text:style-name="T5"></text:span>Bonjour !<text:span text:style-name="T5"></text:span></text:p>
          </table:table-cell>
          <table:table-cell table:style-name="Tableau1.A1" office:value-type="string">
            <text:p text:style-name="P1"><text:span text:style-name="T3">System.out.println(</text:span><text:span text:style-name="T5"></text:span>Bonjour !<text:span text:style-name="T5"></text:span><text:span text:style-name="T3">) ;</text:span></text:p>
          </table:table-cell>
        </table:table-row>
        <table:table-row table:style-name="Tableau1.1">
          <table:table-cell table:style-name="Tableau1.A1" office:value-type="string">
            <text:p text:style-name="P1"><text:span text:style-name="T3">AFFICHER <text:s/></text:span><text:span text:style-name="T5"></text:span>Bonjour !<text:span text:style-name="T5"></text:span></text:p>
          </table:table-cell>
          <table:table-cell table:style-name="Tableau1.A1" office:value-type="string">
            <text:p text:style-name="P1"><text:span text:style-name="T3">System.out.print(</text:span><text:span text:style-name="T5"></text:span>Bonjour !<text:span text:style-name="T5"></text:span><text:span text:style-name="T3">) ;</text:span>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2"><text:span text:style-name="T7">Remarques</text:span></text:p>
          </table:table-cell>
          <table:covered-table-cell/>
        </table:table-row>
        <table:table-row table:style-name="Tableau1.1">
          <table:table-cell table:style-name="Tableau1.A1" office:value-type="string">
            <text:list xml:id="list2964233821734022151" text:style-name="WWNum5">
              <text:list-item>
                <text:p text:style-name="P5"><text:span text:style-name="T6">Ce que l’on désire afficher est écrit après l’instruction « AFFICHER »</text:span></text:p>
              </text:list-item>
            </text:list>
            <text:p text:style-name="P6"/>
            <text:p text:style-name="P6"/>
            <text:list xml:id="list31586504" text:continue-numbering="true" text:style-name="WWNum5">
              <text:list-item>
                <text:p text:style-name="P5"><text:span text:style-name="T6">Les retours à la ligne dans l’affichage ne sont pas gérés.</text:span></text:p>
              </text:list-item>
            </text:list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list xml:id="list31610479" text:continue-numbering="true" text:style-name="WWNum5">
              <text:list-item>
                <text:p text:style-name="P5"><text:span text:style-name="T6">Le symbole de concaténation est : « , »</text:span></text:p>
              </text:list-item>
            </text:list>
            <text:p text:style-name="P3"/>
          </table:table-cell>
          <table:table-cell table:style-name="Tableau1.A1" office:value-type="string">
            <text:list xml:id="list31608789" text:continue-numbering="true" text:style-name="WWNum5">
              <text:list-item>
                <text:p text:style-name="P7"><text:span text:style-name="T6">Ce que l’on désire afficher est écrit entre les parenthèses de « System.out.println() » ou entre les parenthèses de « System.out.print() »</text:span></text:p>
              </text:list-item>
              <text:list-item>
                <text:p text:style-name="P7"><text:span text:style-name="T6">Pour afficher du texte brute il est nécessaire de mettre le contenu entre guillemets. </text:span></text:p>
              </text:list-item>
              <text:list-item>
                <text:p text:style-name="P7"><text:span text:style-name="T6">Si vous voulez afficher le contenu d'une variable et le résultat d'un calcul, ne mettez pas de guillemets.</text:span></text:p>
              </text:list-item>
            </text:list>
            <text:p text:style-name="P8"/>
            <text:list xml:id="list31584265" text:continue-numbering="true" text:style-name="WWNum5">
              <text:list-item>
                <text:p text:style-name="P7"><text:span text:style-name="T6">System.out.println() introduira automatiquement un retour à la ligne après ce que l’on a affiché. L’affichage suivant débutera donc sur une nouvelle ligne.</text:span></text:p>
              </text:list-item>
              <text:list-item>
                <text:p text:style-name="P7"><text:span text:style-name="T6">System.out.print() n’introduira pas automatiquement un retour à la ligne après ce que l’on a affiché. Par défaut, l’affichage suivant continuera donc sur la même ligne.</text:span></text:p>
              </text:list-item>
            </text:list>
            <text:p text:style-name="P8"/>
            <text:p text:style-name="P8"/>
            <text:p text:style-name="P8"/>
            <text:list xml:id="list31612919" text:continue-numbering="true" text:style-name="WWNum5">
              <text:list-item>
                <text:p text:style-name="P11"><text:span text:style-name="T6">Le symbole de concaténation est : « + » <text:line-break/>!!! c’est aussi le symbole de l’addition quand les 2 opérandes sont des nombres.</text:span></text:p>
              </text:list-item>
            </text:list>
            <text:list xml:id="list4857299139103195917" text:style-name="WWNum7">
              <text:list-item>
                <text:p text:style-name="P21"><text:span text:style-name="T6">« Chaîne 1 » + « Chaîne 2 » </text:span><text:span text:style-name="T8"></text:span><text:span text:style-name="T6"> concaténation</text:span></text:p>
              </text:list-item>
              <text:list-item>
                <text:p text:style-name="P21"><text:span text:style-name="T6">« Chaîne 1 » + 2  </text:span><text:span text:style-name="T11"></text:span><text:span text:style-name="T6"> concaténation</text:span></text:p>
              </text:list-item>
              <text:list-item>
                <text:p text:style-name="P21"><text:span text:style-name="T6">1 + « Chaîne 2 »  </text:span><text:span text:style-name="T11"></text:span><text:span text:style-name="T6"> concaténation</text:span></text:p>
              </text:list-item>
              <text:list-item>
                <text:p text:style-name="P21"><text:span text:style-name="T6">1  + 2  </text:span><text:span text:style-name="T11"></text:span><text:span text:style-name="T6"> addition</text:span></text:p>
              </text:list-item>
            </text:list>
            <text:p text:style-name="P8"/>
          </table:table-cell>
        </table:table-row>
        <table:table-row table:style-name="Tableau1.1"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8"/>
          </table:table-cell>
        </table:table-row>
        <table:table-row table:style-name="Tableau1.1">
          <table:table-cell table:style-name="Tableau1.A2" table:number-columns-spanned="2" office:value-type="string">
            <text:p text:style-name="P10">SAISIE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9"><text:span text:style-name="T3">SAISIR </text:span>monCaractere</text:p>
          </table:table-cell>
          <table:table-cell table:style-name="Tableau1.A9" office:value-type="string">
            <text:p text:style-name="P12"><text:span text:style-name="T12">monCaractere </text:span><text:span text:style-name="T4">= new Scanner(System.in).next();</text:span></text:p>
          </table:table-cell>
        </table:table-row>
        <table:table-row table:style-name="Tableau1.1">
          <table:table-cell table:style-name="Tableau1.A9" office:value-type="string">
            <text:p text:style-name="P9"><text:span text:style-name="T3">SAISIR </text:span>maChaine</text:p>
          </table:table-cell>
          <table:table-cell table:style-name="Tableau1.A9" office:value-type="string">
            <text:p text:style-name="P12"><text:span text:style-name="T12">maChaine </text:span><text:span text:style-name="T4">= new Scanner(System.in).nextLine();</text:span></text:p>
          </table:table-cell>
        </table:table-row>
        <table:table-row table:style-name="Tableau1.1">
          <table:table-cell table:style-name="Tableau1.A9" office:value-type="string">
            <text:p text:style-name="P9"><text:span text:style-name="T3">SAISIR </text:span>monNombreEntier</text:p>
          </table:table-cell>
          <table:table-cell table:style-name="Tableau1.A9" office:value-type="string">
            <text:p text:style-name="P12"><text:span text:style-name="T12">monNombreEntier </text:span><text:span text:style-name="T4">= new Scanner(System.in).nextByte();<text:line-break/></text:span><text:span text:style-name="T12">monNombreEntier </text:span><text:span text:style-name="T4">= new Scanner(System.in).nextShort();</text:span></text:p>
            <text:p text:style-name="P12"><text:span text:style-name="T12">monNombreEntier </text:span><text:span text:style-name="T4">= new Scanner(System.in).nextInt();</text:span></text:p>
            <text:p text:style-name="P12"><text:span text:style-name="T12">monNombreEntier </text:span><text:span text:style-name="T4">= new Scanner(System.in).nextLong();</text:span></text:p>
          </table:table-cell>
        </table:table-row>
        <table:table-row table:style-name="Tableau1.1">
          <table:table-cell table:style-name="Tableau1.A9" office:value-type="string">
            <text:p text:style-name="P9"><text:span text:style-name="T3">SAISIR </text:span>monNombreAVirgule</text:p>
          </table:table-cell>
          <table:table-cell table:style-name="Tableau1.A9" office:value-type="string">
            <text:p text:style-name="P12"><text:span text:style-name="T12">monNombreAVirgule </text:span><text:span text:style-name="T4">= new Scanner(System.in).nextFloat();<text:line-break/></text:span><text:span text:style-name="T12">monNombreAVirgule </text:span><text:span text:style-name="T4">= new Scanner(System.in).nextDouble();</text:span></text:p>
          </table:table-cell>
        </table:table-row>
        <table:table-row table:style-name="Tableau1.1">
          <table:table-cell table:style-name="Tableau1.A9" office:value-type="string">
            <text:p text:style-name="P9"><text:span text:style-name="T3">SAISIR </text:span>monBooleen</text:p>
          </table:table-cell>
          <table:table-cell table:style-name="Tableau1.A9" office:value-type="string">
            <text:p text:style-name="P12"><text:span text:style-name="T12">monBooleen </text:span><text:span text:style-name="T4">= new Scanner(System.in).nextBoolean();</text:span></text:p>
          </table:table-cell>
        </table:table-row>
        <table:table-row table:style-name="Tableau1.1">
          <table:table-cell table:style-name="Tableau1.A9" table:number-columns-spanned="2" office:value-type="string">
            <text:p text:style-name="P13"><text:span text:style-name="T7">Remarques</text:span></text:p>
          </table:table-cell>
          <table:covered-table-cell/>
        </table:table-row>
        <table:table-row table:style-name="Tableau1.1">
          <table:table-cell table:style-name="Tableau1.A9" office:value-type="string">
            <text:list xml:id="list7381350968684804572" text:style-name="WWNum9">
              <text:list-item>
                <text:p text:style-name="P14"><text:span text:style-name="T6">Le nom de la variable dans laquelle on désire enregistrer la valeur saisie est écrite après l’instruction « SAISIR »</text:span></text:p>
              </text:list-item>
            </text:list>
            <text:p text:style-name="P15"/>
            <text:list xml:id="list31587709" text:continue-numbering="true" text:style-name="WWNum9">
              <text:list-item>
                <text:p text:style-name="P14"><text:span text:style-name="T6">On sous-entendait que </text:span><text:soft-page-break/><text:span text:style-name="T6">l’utilisateur saisissait une valeur correspondant au type de la variable</text:span></text:p>
              </text:list-item>
            </text:list>
          </table:table-cell>
          <table:table-cell table:style-name="Tableau1.A9" office:value-type="string">
            <text:list xml:id="list31588401" text:continue-numbering="true" text:style-name="WWNum9">
              <text:list-item>
                <text:p text:style-name="P22"><text:span text:style-name="T6">Le nom de la variable dans laquelle on désire enregistrer la valeur saisie est écrite avant le symbole « = »</text:span></text:p>
              </text:list-item>
            </text:list>
            <text:p text:style-name="P16"/>
            <text:p text:style-name="P16"/>
            <text:p text:style-name="P16"/>
            <text:list xml:id="list31603900" text:continue-numbering="true" text:style-name="WWNum9">
              <text:list-item>
                <text:p text:style-name="P22"><text:span text:style-name="T6">On précise ce que l’on attend de l’utilisateur après « new </text:span><text:soft-page-break/><text:span text:style-name="T6">Scanner(System.in)» et cela doit correspondre au type de la variable (qui aura été déclarée)</text:span></text:p>
              </text:list-item>
            </text:list>
            <text:list xml:id="list31585750" text:continue-list="list4857299139103195917" text:style-name="WWNum7">
              <text:list-item>
                <text:p text:style-name="P17"><text:span text:style-name="T6">« .next() ; » , un caractère UNICODE</text:span></text:p>
              </text:list-item>
            </text:list>
            <text:p text:style-name="P18"/>
            <text:list xml:id="list31590474" text:continue-numbering="true" text:style-name="WWNum7">
              <text:list-item>
                <text:p text:style-name="P17"><text:span text:style-name="T6">« .nextLine() ; », une chaîne de caractère</text:span></text:p>
              </text:list-item>
            </text:list>
            <text:p text:style-name="P3"/>
            <text:list xml:id="list31603156" text:continue-numbering="true" text:style-name="WWNum7">
              <text:list-item>
                <text:p text:style-name="P17"><text:span text:style-name="T6">« .nextByte() ; », un nombre entier entre  -128 et 127</text:span></text:p>
              </text:list-item>
            </text:list>
            <text:p text:style-name="P3"/>
            <text:list xml:id="list31605743" text:continue-numbering="true" text:style-name="WWNum7">
              <text:list-item>
                <text:p text:style-name="P17"><text:span text:style-name="T6">« .nextShort() ; », un nombre entier entre -32768 et 32767<text:line-break/></text:span></text:p>
              </text:list-item>
              <text:list-item>
                <text:p text:style-name="P17"><text:span text:style-name="T6">« .nextInt() ; », un nombre entier entre -2</text:span><text:span text:style-name="T10">31</text:span><text:span text:style-name="T6"> et +2</text:span><text:span text:style-name="T10">31<text:line-break/></text:span></text:p>
              </text:list-item>
              <text:list-item>
                <text:p text:style-name="P17"><text:span text:style-name="T6">« .nextLong() ; », un nombre entier entre -2</text:span><text:span text:style-name="T10">63</text:span><text:span text:style-name="T6"> et +2</text:span><text:span text:style-name="T10">63<text:line-break/></text:span></text:p>
              </text:list-item>
              <text:list-item>
                <text:p text:style-name="P17"><text:span text:style-name="T6">« .nextFloat() ; », un nombre à virgule sur 4 octets</text:span></text:p>
              </text:list-item>
            </text:list>
            <text:p text:style-name="P19"><text:span text:style-name="T10"><text:line-break/></text:span><text:span text:style-name="T6">« .nextDouble() ; », un nombre à virgule sur 8 octets <text:line-break/>(plus précis que nextFloat)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1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4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9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53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1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4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9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53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 Carion</meta:initial-creator>
    <dc:creator>Aubry Willain</dc:creator>
    <meta:editing-cycles>4</meta:editing-cycles>
    <meta:creation-date>2020-10-05T07:14:00</meta:creation-date>
    <dc:date>2020-10-05T11:38:11.47</dc:date>
    <meta:editing-duration>PT2M9S</meta:editing-duration>
    <meta:generator>OpenOffice/4.1.7$Win32 OpenOffice.org_project/417m1$Build-9800</meta:generator>
    <meta:document-statistic meta:table-count="1" meta:image-count="0" meta:object-count="0" meta:page-count="2" meta:paragraph-count="48" meta:word-count="456" meta:character-count="2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